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2"/>
      <style:map style:condition="cell-content()=&quot;NH&quot;" style:apply-style-name="cf46" style:base-cell-address="Sheet1.K72"/>
      <style:map style:condition="cell-content()=&quot;I&quot;" style:apply-style-name="cf29" style:base-cell-address="Sheet1.K72"/>
      <style:map style:condition="cell-content()=&quot;M&quot;" style:apply-style-name="cf29" style:base-cell-address="Sheet1.K72"/>
      <style:map style:condition="cell-content()=&quot;B&quot;" style:apply-style-name="cf29" style:base-cell-address="Sheet1.K72"/>
      <style:map style:condition="cell-content()=&quot;___&quot;" style:apply-style-name="cf28" style:base-cell-address="Sheet1.K72"/>
      <style:map style:condition="cell-content()=&quot;U&quot;" style:apply-style-name="cf33" style:base-cell-address="Sheet1.K72"/>
      <style:map style:condition="cell-content()=&quot;S&quot;" style:apply-style-name="cf32" style:base-cell-address="Sheet1.K72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5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9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0" style:family="table-cell" style:parent-style-name="Default" style:data-style-name="N0">
      <style:table-cell-properties style:vertical-align="middle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6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72" style:family="table-cell" style:parent-style-name="Default" style:data-style-name="N0">
      <style:text-properties fo:color="#808080"/>
    </style:style>
    <style:style style:name="ce73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58"/>
        <table:table-column table:style-name="co5" table:default-cell-style-name="ce60"/>
        <table:table-column table:style-name="co4" table:default-cell-style-name="ce63"/>
        <table:table-column table:style-name="co6" table:default-cell-style-name="ce70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11:.P11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66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2:.P12]; &quot;S&quot;)" office:value-type="float" office:value="2" calcext:value-type="float">
            <text:p>2</text:p>
          </table:table-cell>
          <table:table-cell table:style-name="ce61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66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71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72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13:.P13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66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73" office:value-type="string" calcext:value-type="string">
            <text:p>E = Scientific Batallion</text:p>
          </table:table-cell>
          <table:table-cell table:style-name="ce73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4:.P14]; &quot;S&quot;)" office:value-type="float" office:value="1" calcext:value-type="float">
            <text:p>1</text:p>
          </table:table-cell>
          <table:table-cell table:style-name="ce61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66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15:.P15]; &quot;S&quot;)" office:value-type="float" office:value="1" calcext:value-type="float">
            <text:p>1</text:p>
          </table:table-cell>
          <table:table-cell table:style-name="ce61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66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71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73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6:.P16]; &quot;S&quot;)" office:value-type="float" office:value="8" calcext:value-type="float">
            <text:p>8</text:p>
          </table:table-cell>
          <table:table-cell table:style-name="ce61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66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73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7:.P17]; &quot;S&quot;)" office:value-type="float" office:value="1" calcext:value-type="float">
            <text:p>1</text:p>
          </table:table-cell>
          <table:table-cell table:style-name="ce61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66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73" office:value-type="string" calcext:value-type="string">
            <text:p>E = Maze Reduction</text:p>
          </table:table-cell>
          <table:table-cell table:style-name="ce73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8:.P18]; &quot;S&quot;)" office:value-type="float" office:value="0" calcext:value-type="float">
            <text:p>0</text:p>
          </table:table-cell>
          <table:table-cell table:style-name="ce61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66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19:.P19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66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73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0:.P20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66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57" table:formula="of:= COUNTIF([.C21:.P21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66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22:.P22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66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71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73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3:.P23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66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71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4:.P24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66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25:.P25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66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6:.P26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66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71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73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57" table:formula="of:= COUNTIF([.C27:.P27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66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8:.P28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66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71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29:.P29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66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30:.P30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66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31:.P31]; &quot;S&quot;)" office:value-type="float" office:value="12" calcext:value-type="float">
            <text:p>12</text:p>
          </table:table-cell>
          <table:table-cell table:style-name="ce61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66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32:.P32]; &quot;S&quot;)" office:value-type="float" office:value="8" calcext:value-type="float">
            <text:p>8</text:p>
          </table:table-cell>
          <table:table-cell table:style-name="ce61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66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33:.P33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66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73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34:.P34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66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73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35:.P35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66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71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73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36:.P36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66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73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37:.P37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66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38:.P38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66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71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39:.P39]; &quot;S&quot;)" office:value-type="float" office:value="8" calcext:value-type="float">
            <text:p>8</text:p>
          </table:table-cell>
          <table:table-cell table:style-name="ce61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66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73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40:.P40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66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41:.P41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66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73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42:.P42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66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44:.P44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66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73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45:.P45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66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71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46:.P46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66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47:.P47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66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73" office:value-type="string" calcext:value-type="string">
            <text:p>D = Drive Through MegaCity</text:p>
          </table:table-cell>
          <table:table-cell table:style-name="ce73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57" table:formula="of:= COUNTIF([.C48:.P48]; &quot;S&quot;)" office:value-type="float" office:value="6" calcext:value-type="float">
            <text:p>6</text:p>
          </table:table-cell>
          <table:table-cell table:style-name="ce61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66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49:.P49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66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3" office:value-type="string" calcext:value-type="string">
            <text:p>C = Nim With a Twist</text:p>
          </table:table-cell>
          <table:table-cell table:style-name="ce73" office:value-type="string" calcext:value-type="string">
            <text:p>H = Cloakroom</text:p>
          </table:table-cell>
          <table:table-cell table:style-name="ce73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50:.P50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66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3" office:value-type="string" calcext:value-type="string">
            <text:p>A = Album of Numbers</text:p>
          </table:table-cell>
          <table:table-cell table:style-name="ce73" office:value-type="string" calcext:value-type="string">
            <text:p>G = Board Game</text:p>
          </table:table-cell>
          <table:table-cell table:style-name="ce73" office:value-type="string" calcext:value-type="string">
            <text:p>K = Blocks</text:p>
          </table:table-cell>
          <table:table-cell table:style-name="ce73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51:.P51]; &quot;S&quot;)" office:value-type="float" office:value="2" calcext:value-type="float">
            <text:p>2</text:p>
          </table:table-cell>
          <table:table-cell table:style-name="ce61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66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3" office:value-type="string" calcext:value-type="string">
            <text:p>A = Game</text:p>
          </table:table-cell>
          <table:table-cell table:style-name="ce73" office:value-type="string" calcext:value-type="string">
            <text:p>E = Furniture</text:p>
          </table:table-cell>
          <table:table-cell table:style-name="ce73" office:value-type="string" calcext:value-type="string">
            <text:p>H = Return of the Cliquers</text:p>
          </table:table-cell>
          <table:table-cell table:style-name="ce73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52:.P52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66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3" office:value-type="string" calcext:value-type="string">
            <text:p>E = Taxi</text:p>
          </table:table-cell>
          <table:table-cell table:style-name="ce73" office:value-type="string" calcext:value-type="string">
            <text:p>H = Anagrams</text:p>
          </table:table-cell>
          <table:table-cell table:style-name="ce73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53:.P53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66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73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54:.P54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66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71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73" office:value-type="string" calcext:value-type="string">
            <text:p>D = Slant Drilling</text:p>
          </table:table-cell>
          <table:table-cell table:style-name="ce73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55:.P55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66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71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73" office:value-type="string" calcext:value-type="string">
            <text:p>F = Fractal Tree</text:p>
          </table:table-cell>
          <table:table-cell table:style-name="ce73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56:.P56]; &quot;S&quot;)" office:value-type="float" office:value="10" calcext:value-type="float">
            <text:p>10</text:p>
          </table:table-cell>
          <table:table-cell table:style-name="ce61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66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73" office:value-type="string" calcext:value-type="string">
            <text:p>K = Polymorphic Code</text:p>
          </table:table-cell>
          <table:table-cell table:style-name="ce73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57:.P57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66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73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58:.P58]; &quot;S&quot;)" office:value-type="float" office:value="2" calcext:value-type="float">
            <text:p>2</text:p>
          </table:table-cell>
          <table:table-cell table:style-name="ce61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66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59:.P59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66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73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60:.P60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66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73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61:.P61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66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57" table:formula="of:= COUNTIF([.C62:.P62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66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57" table:formula="of:= COUNTIF([.C63:.P63]; &quot;S&quot;)" office:value-type="float" office:value="4" calcext:value-type="float">
            <text:p>4</text:p>
          </table:table-cell>
          <table:table-cell table:style-name="ce61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66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57" table:formula="of:= COUNTIF([.C64:.P64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66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73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66:.P66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66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71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67:.P67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66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57" table:formula="of:= COUNTIF([.C68:.P68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66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73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69:.P69]; &quot;S&quot;)" office:value-type="float" office:value="10" calcext:value-type="float">
            <text:p>10</text:p>
          </table:table-cell>
          <table:table-cell table:style-name="ce61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66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73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57" table:formula="of:= COUNTIF([.C70:.P70]; &quot;S&quot;)" office:value-type="float" office:value="5" calcext:value-type="float">
            <text:p>5</text:p>
          </table:table-cell>
          <table:table-cell table:style-name="ce61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66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73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57" table:formula="of:= COUNTIF([.C71:.P71]; &quot;S&quot;)" office:value-type="float" office:value="7" calcext:value-type="float">
            <text:p>7</text:p>
          </table:table-cell>
          <table:table-cell table:style-name="ce61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66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57" table:formula="of:= COUNTIF([.C72:.P72]; &quot;S&quot;)" office:value-type="float" office:value="3" calcext:value-type="float">
            <text:p>3</text:p>
          </table:table-cell>
          <table:table-cell table:style-name="ce61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66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33" office:value-type="string" calcext:value-type="string">
            <text:p>B</text:p>
          </table:table-cell>
          <table:table-cell table:style-name="ce35" office:value-type="string" calcext:value-type="string">
            <text:p>U</text:p>
          </table:table-cell>
          <table:table-cell table:style-name="ce37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42" office:value-type="string" calcext:value-type="string">
            <text:p>S</text:p>
          </table:table-cell>
          <table:table-cell table:style-name="ce45" office:value-type="string" calcext:value-type="string">
            <text:p>S</text:p>
          </table:table-cell>
          <table:table-cell table:style-name="ce47" office:value-type="string" calcext:value-type="string">
            <text:p>S</text:p>
          </table:table-cell>
          <table:table-cell table:style-name="ce50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57" table:formula="of:= COUNTIF([.C73:.P73]; &quot;S&quot;)" office:value-type="float" office:value="11" calcext:value-type="float">
            <text:p>11</text:p>
          </table:table-cell>
          <table:table-cell table:style-name="ce61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67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float" office:value="2" calcext:value-type="float">
            <text:p>2</text:p>
          </table:table-cell>
          <table:table-cell table:style-name="ce71" office:value-type="string" calcext:value-type="string">
            <text:p>http://codeforces.com/group/HKdByrdQUN/contest/226449/</text:p>
          </table:table-cell>
          <table:table-cell table:style-name="ce13"/>
          <table:table-cell table:style-name="ce13" office:value-type="string" calcext:value-type="string">
            <text:p>F = Permutation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U</text:p>
          </table:table-cell>
          <table:table-cell table:style-name="ce38" office:value-type="string" calcext:value-type="string">
            <text:p>S</text:p>
          </table:table-cell>
          <table:table-cell table:style-name="ce31"/>
          <table:table-cell table:style-name="ce43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48" office:value-type="string" calcext:value-type="string">
            <text:p>S</text:p>
          </table:table-cell>
          <table:table-cell table:style-name="ce31" office:value-type="string" calcext:value-type="string">
            <text:p>U</text:p>
          </table:table-cell>
          <table:table-cell table:number-columns-repeated="2" table:style-name="ce31" office:value-type="string" calcext:value-type="string">
            <text:p>NH</text:p>
          </table:table-cell>
          <table:table-cell table:style-name="ce57" table:formula="of:= COUNTIF([.C74:.P74]; &quot;S&quot;)" office:value-type="float" office:value="8" calcext:value-type="float">
            <text:p>8</text:p>
          </table:table-cell>
          <table:table-cell table:style-name="ce61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68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http://codeforces.com/group/HKdByrdQUN/contest/226479/</text:p>
          </table:table-cell>
          <table:table-cell table:style-name="ce13"/>
          <table:table-cell table:style-name="ce13" office:value-type="string" calcext:value-type="string">
            <text:p>F = Mass Change Querie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8-02" calcext:value-type="date">
            <text:p>8/2/2018</text:p>
          </table:table-cell>
          <table:table-cell table:style-name="ce15" office:value-type="string" calcext:value-type="string">
            <text:p>TC 2018 ARG #03</text:p>
          </table:table-cell>
          <table:table-cell table:style-name="ce23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4"/>
          <table:table-cell table:style-name="ce36" office:value-type="string" calcext:value-type="string">
            <text:p>U</text:p>
          </table:table-cell>
          <table:table-cell table:style-name="ce39" office:value-type="string" calcext:value-type="string">
            <text:p>S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N</text:p>
          </table:table-cell>
          <table:table-cell table:style-name="ce46" office:value-type="string" calcext:value-type="string">
            <text:p>S</text:p>
          </table:table-cell>
          <table:table-cell table:style-name="ce49" office:value-type="string" calcext:value-type="string">
            <text:p>S</text:p>
          </table:table-cell>
          <table:table-cell table:style-name="ce51" office:value-type="string" calcext:value-type="string">
            <text:p>N</text:p>
          </table:table-cell>
          <table:table-cell table:style-name="ce53" office:value-type="string" calcext:value-type="string">
            <text:p>S</text:p>
          </table:table-cell>
          <table:table-cell table:style-name="ce55" office:value-type="string" calcext:value-type="string">
            <text:p>NH</text:p>
          </table:table-cell>
          <table:table-cell table:style-name="ce57" table:formula="of:= COUNTIF([.C75:.P75]; &quot;S&quot;)" office:value-type="float" office:value="9" calcext:value-type="float">
            <text:p>9</text:p>
          </table:table-cell>
          <table:table-cell table:style-name="ce61" office:value-type="string" calcext:value-type="string">
            <text:p>de</text:p>
          </table:table-cell>
          <table:table-cell table:formula="of:=14-COUNTIF([.C75:.P75]; &quot;NH&quot;)" office:value-type="float" office:value="13" calcext:value-type="float">
            <text:p>13</text:p>
          </table:table-cell>
          <table:table-cell table:style-name="ce69" table:formula="of:=IF((COUNTIF([.$C75:.$P75]; &quot;A&quot;) +  COUNTIF([.$C75:.$P75]; &quot;B&quot;) + COUNTIF([.$C75:.$P75]; &quot;M&quot;) + COUNTIF([.$C75:.$P75]; &quot;I&quot;) + [.Q75] = [.S75]); &quot;CLEARED&quot;; COUNTIF([.$C75:.$P75]; &quot;A&quot;) +  COUNTIF([.$C75:.$P75]; &quot;B&quot;) + COUNTIF([.$C75:.$P75]; &quot;M&quot;) + COUNTIF([.$C75:.$P75]; &quot;I&quot;))" office:value-type="float" office:value="0" calcext:value-type="float">
            <text:p>0</text:p>
          </table:table-cell>
          <table:table-cell table:style-name="ce71" office:value-type="string" calcext:value-type="string">
            <text:p>http://codeforces.com/group/HKdByrdQUN/contest/226479/</text:p>
          </table:table-cell>
          <table:table-cell table:style-name="ce13" table:number-columns-repeated="145"/>
          <table:table-cell table:number-columns-repeated="858"/>
        </table:table-row>
        <table:table-row table:style-name="ro4" table:number-rows-repeated="2990">
          <table:table-cell table:style-name="ce1"/>
          <table:table-cell table:style-name="ce13"/>
          <table:table-cell table:style-name="ce1" table:number-columns-repeated="14"/>
          <table:table-cell table:style-name="ce56"/>
          <table:table-cell table:style-name="ce59"/>
          <table:table-cell table:style-name="ce62"/>
          <table:table-cell table:style-name="ce64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1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A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A1"/>
            <calcext:condition calcext:apply-style-name="cf47" calcext:value="&gt;=2" calcext:base-cell-address="Sheet1.A1"/>
            <calcext:condition calcext:apply-style-name="cf34" calcext:value="=0" calcext:base-cell-address="Sheet1.A1"/>
            <calcext:condition calcext:apply-style-name="cf35" calcext:value="=1" calcext:base-cell-address="Sheet1.A1"/>
          </calcext:conditional-format>
          <calcext:conditional-format calcext:target-range-address="Sheet1.T73:Sheet1.T73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J74:Sheet1.J74 Sheet1.N74:Sheet1.P74 Sheet1.F74:Sheet1.H74 Sheet1.L74:Sheet1.L74">
            <calcext:condition calcext:apply-style-name="cf41" calcext:value="=&quot;N&quot;" calcext:base-cell-address="Sheet1.C72"/>
            <calcext:condition calcext:apply-style-name="cf46" calcext:value="=&quot;NH&quot;" calcext:base-cell-address="Sheet1.C72"/>
            <calcext:condition calcext:apply-style-name="cf29" calcext:value="=&quot;A&quot;" calcext:base-cell-address="Sheet1.C72"/>
            <calcext:condition calcext:apply-style-name="cf29" calcext:value="=&quot;I&quot;" calcext:base-cell-address="Sheet1.C72"/>
            <calcext:condition calcext:apply-style-name="cf29" calcext:value="=&quot;M&quot;" calcext:base-cell-address="Sheet1.C72"/>
            <calcext:condition calcext:apply-style-name="cf29" calcext:value="=&quot;B&quot;" calcext:base-cell-address="Sheet1.C72"/>
            <calcext:condition calcext:apply-style-name="cf28" calcext:value="=&quot;___&quot;" calcext:base-cell-address="Sheet1.C72"/>
            <calcext:condition calcext:apply-style-name="cf33" calcext:value="=&quot;U&quot;" calcext:base-cell-address="Sheet1.C72"/>
            <calcext:condition calcext:apply-style-name="cf32" calcext:value="=&quot;S&quot;" calcext:base-cell-address="Sheet1.C72"/>
          </calcext:conditional-format>
          <calcext:conditional-format calcext:target-range-address="Sheet1.K74:Sheet1.K74">
            <calcext:condition calcext:apply-style-name="cf41" calcext:value="=&quot;N&quot;" calcext:base-cell-address="Sheet1.K72"/>
            <calcext:condition calcext:apply-style-name="cf46" calcext:value="=&quot;NH&quot;" calcext:base-cell-address="Sheet1.K72"/>
            <calcext:condition calcext:apply-style-name="cf29" calcext:value="=&quot;I&quot;" calcext:base-cell-address="Sheet1.K72"/>
            <calcext:condition calcext:apply-style-name="cf29" calcext:value="=&quot;M&quot;" calcext:base-cell-address="Sheet1.K72"/>
            <calcext:condition calcext:apply-style-name="cf29" calcext:value="=&quot;B&quot;" calcext:base-cell-address="Sheet1.K72"/>
            <calcext:condition calcext:apply-style-name="cf28" calcext:value="=&quot;___&quot;" calcext:base-cell-address="Sheet1.K72"/>
            <calcext:condition calcext:apply-style-name="cf33" calcext:value="=&quot;U&quot;" calcext:base-cell-address="Sheet1.K72"/>
            <calcext:condition calcext:apply-style-name="cf32" calcext:value="=&quot;S&quot;" calcext:base-cell-address="Sheet1.K72"/>
          </calcext:conditional-format>
          <calcext:conditional-format calcext:target-range-address="Sheet1.T74:Sheet1.T74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3:Sheet1.O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N73:Sheet1.N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P73:Sheet1.P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M73:Sheet1.M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J73:Sheet1.J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I73:Sheet1.I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H73:Sheet1.H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G73:Sheet1.G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F73:Sheet1.F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E73:Sheet1.E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D73:Sheet1.D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3:Sheet1.C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4:Sheet1.C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D74:Sheet1.D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E74:Sheet1.E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I74:Sheet1.I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M74:Sheet1.M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P75:Sheet1.P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T75:Sheet1.T75">
            <calcext:condition calcext:apply-style-name="cf30" calcext:value="=&quot;CLEARED&quot;" calcext:base-cell-address="Sheet1.T74"/>
            <calcext:condition calcext:apply-style-name="cf47" calcext:value="&gt;=2" calcext:base-cell-address="Sheet1.T74"/>
            <calcext:condition calcext:apply-style-name="cf34" calcext:value="=0" calcext:base-cell-address="Sheet1.T74"/>
            <calcext:condition calcext:apply-style-name="cf35" calcext:value="=1" calcext:base-cell-address="Sheet1.T74"/>
          </calcext:conditional-format>
          <calcext:conditional-format calcext:target-range-address="Sheet1.C75:Sheet1.C75">
            <calcext:condition calcext:apply-style-name="cf41" calcext:value="=&quot;N&quot;" calcext:base-cell-address="Sheet1.C74"/>
            <calcext:condition calcext:apply-style-name="cf46" calcext:value="=&quot;NH&quot;" calcext:base-cell-address="Sheet1.C74"/>
            <calcext:condition calcext:apply-style-name="cf29" calcext:value="=&quot;A&quot;" calcext:base-cell-address="Sheet1.C74"/>
            <calcext:condition calcext:apply-style-name="cf29" calcext:value="=&quot;I&quot;" calcext:base-cell-address="Sheet1.C74"/>
            <calcext:condition calcext:apply-style-name="cf29" calcext:value="=&quot;M&quot;" calcext:base-cell-address="Sheet1.C74"/>
            <calcext:condition calcext:apply-style-name="cf29" calcext:value="=&quot;B&quot;" calcext:base-cell-address="Sheet1.C74"/>
            <calcext:condition calcext:apply-style-name="cf28" calcext:value="=&quot;___&quot;" calcext:base-cell-address="Sheet1.C74"/>
            <calcext:condition calcext:apply-style-name="cf33" calcext:value="=&quot;U&quot;" calcext:base-cell-address="Sheet1.C74"/>
            <calcext:condition calcext:apply-style-name="cf32" calcext:value="=&quot;S&quot;" calcext:base-cell-address="Sheet1.C74"/>
          </calcext:conditional-format>
          <calcext:conditional-format calcext:target-range-address="Sheet1.D75:Sheet1.D75">
            <calcext:condition calcext:apply-style-name="cf41" calcext:value="=&quot;N&quot;" calcext:base-cell-address="Sheet1.D74"/>
            <calcext:condition calcext:apply-style-name="cf46" calcext:value="=&quot;NH&quot;" calcext:base-cell-address="Sheet1.D74"/>
            <calcext:condition calcext:apply-style-name="cf29" calcext:value="=&quot;A&quot;" calcext:base-cell-address="Sheet1.D74"/>
            <calcext:condition calcext:apply-style-name="cf29" calcext:value="=&quot;I&quot;" calcext:base-cell-address="Sheet1.D74"/>
            <calcext:condition calcext:apply-style-name="cf29" calcext:value="=&quot;M&quot;" calcext:base-cell-address="Sheet1.D74"/>
            <calcext:condition calcext:apply-style-name="cf29" calcext:value="=&quot;B&quot;" calcext:base-cell-address="Sheet1.D74"/>
            <calcext:condition calcext:apply-style-name="cf28" calcext:value="=&quot;___&quot;" calcext:base-cell-address="Sheet1.D74"/>
            <calcext:condition calcext:apply-style-name="cf33" calcext:value="=&quot;U&quot;" calcext:base-cell-address="Sheet1.D74"/>
            <calcext:condition calcext:apply-style-name="cf32" calcext:value="=&quot;S&quot;" calcext:base-cell-address="Sheet1.D74"/>
          </calcext:conditional-format>
          <calcext:conditional-format calcext:target-range-address="Sheet1.E75:Sheet1.E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F75:Sheet1.F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G75:Sheet1.G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H75:Sheet1.H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K75:Sheet1.K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N75:Sheet1.N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I75:Sheet1.I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J75:Sheet1.J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L75:Sheet1.L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M75:Sheet1.M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O75:Sheet1.O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20:38:12.441669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8-02T20:41:28.191549855</dc:date>
    <meta:editing-cycles>95</meta:editing-cycles>
    <meta:editing-duration>PT8H56M20S</meta:editing-duration>
    <meta:document-statistic meta:table-count="1" meta:cell-count="1480" meta:object-count="0"/>
  </office:meta>
</office:document-meta>
</file>